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1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3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dash" draw:stroke-dash="Line_20_Style_20_9" draw:fill-color="#fff9ae" draw:textarea-horizontal-align="justify" draw:textarea-vertical-align="top" draw:auto-grow-height="false" fo:min-height="2.417cm" fo:min-width="4.58cm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5.842cm" svg:x="1cm" svg:y="10.271cm">
          <text:p text:style-name="P4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7.112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667cm" svg:x="1cm" svg:y="20.05cm">
          <text:p text:style-name="P4"><text:span text:style-name="T1">Docker container:</text:span></text:p>
          <text:p text:style-name="P4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2.952cm" svg:x="1.391cm" svg:y="12.907cm">
          <text:p text:style-name="P4"><text:span text:style-name="T1">Docker </text:span><text:span text:style-name="T1">container</text:span><text:span text:style-name="T1">:</text:span></text:p>
          <text:p text:style-name="P4"><text:span text:style-name="T1">senzing/</text:span><text:span text:style-name="T1">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962cm" svg:y="6.378cm">
          <text:p text:style-name="P7"><text:span text:style-name="T2">strea</text:span><text:span text:style-name="T2">m-</text:span><text:span text:style-name="T2">produ</text:span><text:span text:style-name="T2">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draw:layer="layout" svg:width="4.445cm" svg:height="0.762cm" svg:x="1.254cm" svg:y="20.9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618cm" svg:y1="18.653cm" svg:x2="5.618cm" svg:y2="20.939cm">
          <text:p/>
        </draw:lin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8cm" svg:y1="22.18cm" svg:x2="5.318cm" svg:y2="24.801cm">
          <text:p/>
        </draw:line>
        <draw:custom-shape draw:style-name="gr16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8" draw:text-style-name="P17" draw:layer="layout" svg:x1="10.271cm" svg:y1="15.986cm" svg:x2="6.207cm" svg:y2="18.018cm">
          <text:p/>
        </draw:line>
        <draw:custom-shape draw:style-name="gr19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032cm" svg:height="1.143cm" svg:x="7.423cm" svg:y="17.53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10" draw:layer="layout" svg:x1="6.08cm" svg:y1="15.097cm" svg:x2="8.493cm" svg:y2="17.51cm">
          <text:p/>
        </draw:line>
        <draw:custom-shape draw:style-name="gr23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5.699cm" svg:y1="21.193cm" svg:x2="7.604cm" svg:y2="24.495cm">
          <text:p/>
        </draw:line>
        <draw:custom-shape draw:style-name="gr26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6.207cm" svg:y1="18.272cm" svg:x2="10.144cm" svg:y2="19.669cm">
          <text:p/>
        </draw:line>
        <draw:line draw:style-name="gr35" draw:text-style-name="P17" draw:layer="layout" svg:x1="6.207cm" svg:y1="18.526cm" svg:x2="10.144cm" svg:y2="22.59cm">
          <text:p/>
        </draw:line>
        <draw:line draw:style-name="gr22" draw:text-style-name="P10" draw:layer="layout" svg:x1="10.271cm" svg:y1="16.367cm" svg:x2="9.128cm" svg:y2="17.51cm">
          <text:p/>
        </draw:line>
        <draw:line draw:style-name="gr22" draw:text-style-name="P10" draw:layer="layout" svg:x1="10.144cm" svg:y1="19.288cm" svg:x2="9.255cm" svg:y2="18.653cm">
          <text:p/>
        </draw:line>
        <draw:line draw:style-name="gr22" draw:text-style-name="P10" draw:layer="layout" svg:x1="10.142cm" svg:y1="22.091cm" svg:x2="8.874cm" svg:y2="18.653cm">
          <text:p/>
        </draw:line>
        <draw:line draw:style-name="gr36" draw:text-style-name="P22" draw:layer="layout" svg:x1="8.901cm" svg:y1="6.842cm" svg:x2="12.711cm" svg:y2="6.842cm">
          <text:p text:style-name="P18"><text:span text:style-name="T1">NFS mount</text:span></text:p>
        </draw:line>
        <draw:line draw:style-name="gr37" draw:text-style-name="P22" draw:layer="layout" svg:x1="8.901cm" svg:y1="6.334cm" svg:x2="12.711cm" svg:y2="6.334cm">
          <text:p text:style-name="P18"><text:span text:style-name="T1">Data flow</text:span></text:p>
        </draw:line>
        <draw:line draw:style-name="gr38" draw:text-style-name="P17" draw:layer="layout" svg:x1="8.901cm" svg:y1="7.35cm" svg:x2="12.711cm" svg:y2="7.35cm">
          <text:p text:style-name="P23"><text:span text:style-name="T4">Data access</text:span></text:p>
        </draw:line>
        <draw:custom-shape draw:style-name="gr39" draw:text-style-name="P16" draw:layer="layout" svg:width="4.445cm" svg:height="0.762cm" svg:x="1.244cm" svg:y="21.7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5.699cm" svg:y1="22.082cm" svg:x2="8.493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30T17:17:45.915960322</dc:date>
    <meta:editing-duration>PT2H22M27S</meta:editing-duration>
    <meta:editing-cycles>39</meta:editing-cycles>
    <meta:generator>LibreOffice/6.0.7.3$Linux_X86_64 LibreOffice_project/00m0$Build-3</meta:generator>
    <meta:document-statistic meta:object-count="57"/>
  </office:meta>
</office:document-meta>
</file>